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201cm" table:align="margins"/>
    </style:style>
    <style:style style:name="Tableau2.A" style:family="table-column">
      <style:table-column-properties style:column-width="11.201cm" style:rel-column-width="65535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8cm" table:align="left"/>
    </style:style>
    <style:style style:name="Tableau1.A" style:family="table-column">
      <style:table-column-properties style:column-width="5.2cm"/>
    </style:style>
    <style:style style:name="Tableau1.B" style:family="table-column">
      <style:table-column-properties style:column-width="2.3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3.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/>
      </style:paragraph-properties>
      <style:text-properties style:font-name="Calibri" fo:font-size="10pt" style:text-underline-style="solid" style:text-underline-width="auto" style:text-underline-color="font-color" officeooo:rsid="0004d4ec" officeooo:paragraph-rsid="0004d4ec"/>
    </style:style>
    <style:style style:name="P2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2pt" officeooo:rsid="0006c623" officeooo:paragraph-rsid="0006c623"/>
    </style:style>
    <style:style style:name="P3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0pt" officeooo:rsid="0004d4ec" officeooo:paragraph-rsid="0004d4ec" style:font-size-asian="10pt" style:font-size-complex="10pt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0pt" officeooo:rsid="00052580" officeooo:paragraph-rsid="00052580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text-indent="0cm" style:auto-text-indent="false" style:page-number="auto" fo:background-color="transparent">
        <style:tab-stops/>
      </style:paragraph-properties>
      <style:text-properties style:font-name="Calibri" fo:font-size="10pt" officeooo:rsid="0004d4ec" officeooo:paragraph-rsid="0004d4e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4pt" officeooo:rsid="0004d4ec" officeooo:paragraph-rsid="0004d4ec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52580" officeooo:paragraph-rsid="00052580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52580" officeooo:paragraph-rsid="0005258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6c623" officeooo:paragraph-rsid="0006c62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Calibri" fo:font-size="24pt" officeooo:rsid="00052580" officeooo:paragraph-rsid="00052580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tab-stops/>
      </style:paragraph-properties>
      <style:text-properties style:font-name="Calibri" fo:font-size="14pt" officeooo:rsid="0004d4ec" officeooo:paragraph-rsid="0004d4ec"/>
    </style:style>
    <style:style style:name="P12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shadow="none" style:writing-mode="page">
        <style:tab-stops/>
      </style:paragraph-properties>
      <style:text-properties style:font-name="Calibri" fo:font-size="8pt" officeooo:rsid="00392d48" officeooo:paragraph-rsid="00392d48" style:font-size-asian="7pt" style:font-size-complex="8pt"/>
    </style:style>
    <style:style style:name="P1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Calibri" fo:font-size="14pt" officeooo:rsid="0006c623" officeooo:paragraph-rsid="0006c62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Calibri" fo:font-size="14pt" officeooo:rsid="0006c623" officeooo:paragraph-rsid="0007bddd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144d7b" officeooo:paragraph-rsid="00144d7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71f5a" officeooo:paragraph-rsid="00171f5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bf215" officeooo:paragraph-rsid="0011f85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9pt" fo:font-weight="bold" officeooo:rsid="000a2f57" officeooo:paragraph-rsid="000a2f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1.499cm" fo:margin-right="1.3cm" fo:margin-top="0cm" fo:margin-bottom="0cm" loext:contextual-spacing="false" fo:text-indent="0cm" style:auto-text-indent="false" style:shadow="none" style:writing-mode="page">
        <style:tab-stops/>
      </style:paragraph-properties>
      <style:text-properties style:font-name="Calibri" fo:font-size="14pt" officeooo:rsid="00392d48" officeooo:paragraph-rsid="00392d48" style:font-size-asian="14pt" style:font-size-complex="14pt"/>
    </style:style>
    <style:style style:name="P20" style:family="paragraph" style:parent-style-name="Frame_20_contents">
      <style:paragraph-properties fo:margin-left="1.3cm" fo:margin-right="1.3cm" fo:margin-top="1.3cm" fo:margin-bottom="0.101cm" loext:contextual-spacing="false" fo:text-indent="0cm" style:auto-text-indent="false" style:shadow="none" style:writing-mode="page">
        <style:tab-stops/>
      </style:paragraph-properties>
      <style:text-properties officeooo:rsid="00392d48" officeooo:paragraph-rsid="00392d48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171f5a" officeooo:paragraph-rsid="00458734" style:font-size-asian="10pt" style:font-size-complex="10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115%" fo:text-align="center" fo:text-indent="0cm" style:writing-mode="lr-tb">
        <style:tab-stops/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T1" style:family="text">
      <style:text-properties officeooo:rsid="000525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4a8c" style:font-weight-asian="bold" style:font-weight-complex="bold"/>
    </style:style>
    <style:style style:name="T4" style:family="text">
      <style:text-properties officeooo:rsid="0007bddd"/>
    </style:style>
    <style:style style:name="T5" style:family="text">
      <style:text-properties officeooo:rsid="000a2f57"/>
    </style:style>
    <style:style style:name="T6" style:family="text">
      <style:text-properties officeooo:rsid="00169faf"/>
    </style:style>
    <style:style style:name="T7" style:family="text">
      <style:text-properties officeooo:rsid="001be8ec"/>
    </style:style>
    <style:style style:name="T8" style:family="text">
      <style:text-properties officeooo:rsid="0021fa53"/>
    </style:style>
    <style:style style:name="T9" style:family="text">
      <style:text-properties officeooo:rsid="002ab032"/>
    </style:style>
    <style:style style:name="T10" style:family="text"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44aa5c"/>
    </style:style>
    <style:style style:name="T13" style:family="text">
      <style:text-properties officeooo:rsid="00458734"/>
    </style:style>
    <style:style style:name="T14" style:family="text">
      <style:text-properties style:font-name="Calibri" fo:font-size="16pt" style:font-size-asian="16pt" style:font-name-complex="Calibri" style:font-size-complex="20pt"/>
    </style:style>
    <style:style style:name="T15" style:family="text">
      <style:text-properties style:font-name="Calibri" fo:font-size="12pt" style:font-size-asian="12pt" style:font-name-complex="Calibri" style:font-size-complex="14pt"/>
    </style:style>
    <style:style style:name="fr1" style:family="graphic" style:parent-style-name="Frame">
      <style:graphic-properties fo:margin-left="0.199cm" fo:margin-right="0.199cm" style:run-through="foreground" style:wrap="run-through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gr1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stroke-dash="Ultrafine_20_Dashed" svg:stroke-color="#000000" draw:fill="none" draw:fill-color="#ffffff" draw:textarea-horizontal-align="center" draw:textarea-vertical-align="top" fo:min-height="3.2cm" fo:padding-top="1.3cm" fo:padding-bottom="1.3cm" fo:padding-left="1.3cm" fo:padding-right="1.3cm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8.901cm" svg:y="3.3cm" svg:width="11.201cm" draw:z-index="2">
        <draw:text-box fo:min-height="5.8cm">
          <text:p text:style-name="P20"><text:span text:style-name="T10">Destinataire </text:span>:</text:p>
          <table:table table:name="Tableau2" table:style-name="Tableau2">
            <table:table-column table:style-name="Tableau2.A"/>
            <table:table-row>
              <table:table-cell table:style-name="Tableau2.A1" office:value-type="string">
                <text:p text:style-name="P19">[adr.line;block=tbs:row]</text:p>
              </table:table-cell>
            </table:table-row>
          </table:table>
          <text:p text:style-name="P12"/>
        </draw:text-box>
      </draw:frame>
      <draw:line text:anchor-type="page" text:anchor-page-number="1" draw:z-index="0" draw:name="Forme2" draw:style-name="gr1" draw:text-style-name="P22" svg:x1="0cm" svg:y1="9.901cm" svg:x2="2cm" svg:y2="9.901cm">
        <text:p/>
      </draw:line>
      <draw:frame text:anchor-type="page" text:anchor-page-number="1" draw:z-index="1" draw:name="Forme1" draw:style-name="gr2" draw:text-style-name="P24" svg:width="11.201cm" svg:height="5.8cm" svg:x="9.798cm" svg:y="23.899cm">
        <draw:text-box>
          <text:p text:style-name="P23"><text:span text:style-name="T14">Sylvain GRIPPON</text:span></text:p>
          <text:p text:style-name="P23"><text:span text:style-name="T15">chargé des inscriptions </text:span></text:p>
          <text:p text:style-name="P23"><text:span text:style-name="T15">pour le club CSG tir à l’arc</text:span></text:p>
        </draw:text-box>
      </draw:frame>
      <text:p text:style-name="P1">Expéditeur :</text:p>
      <text:p text:style-name="P5">Monsieur <text:span text:style-name="T1">Sylvain</text:span> <text:span text:style-name="T1">GRIPPON</text:span></text:p>
      <text:p text:style-name="P3"><text:span text:style-name="T1">Membre d</text:span>u club <text:span text:style-name="T1">du CSG tir à l’arc</text:span></text:p>
      <text:p text:style-name="P4">Chargé des inscriptions</text:p>
      <text:p text:style-name="P2"><text:span text:style-name="T11">email : </text:span><text:a xlink:type="simple" xlink:href="mailto:inscription@csg-tiralarc.fr?subject=Validation%20d'inscription" text:style-name="Internet_20_link" text:visited-style-name="Visited_20_Internet_20_Link"><text:span text:style-name="T11">inscription@csg-tiralarc.fr</text:span></text:a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5">[onshow.genre]</text:span>,</text:p>
      <text:p text:style-name="P10"/>
      <text:p text:style-name="P7"/>
      <text:p text:style-name="P8"><text:tab/>Vous trouverez dans ce courrier un chèque d’un montant de <text:span text:style-name="T3">[onshow.montant] </text:span><text:span text:style-name="T2">€</text:span> correspondant au montant de l’inscription des archers aux départs suivan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18">Prénom <text:span text:style-name="T9">Nom</text:span></text:p>
          </table:table-cell>
          <table:table-cell table:style-name="Tableau1.A1" office:value-type="string">
            <text:p text:style-name="P18">N° licence</text:p>
          </table:table-cell>
          <table:table-cell table:style-name="Tableau1.A1" office:value-type="string">
            <text:p text:style-name="P18">Départ choisi</text:p>
          </table:table-cell>
          <table:table-cell table:style-name="Tableau1.A1" office:value-type="string">
            <text:p text:style-name="P18">Date du départ</text:p>
          </table:table-cell>
          <table:table-cell table:style-name="Tableau1.E1" office:value-type="string">
            <text:p text:style-name="P18"><text:span text:style-name="T12">Distance</text:span> / <text:span text:style-name="T12">Blason</text:span></text:p>
          </table:table-cell>
        </table:table-row>
        <table:table-row>
          <table:table-cell table:style-name="Tableau1.A2" office:value-type="string">
            <text:p text:style-name="P17">[<text:span text:style-name="T8">dep</text:span>.name;block=tbs:row]</text:p>
          </table:table-cell>
          <table:table-cell table:style-name="Tableau1.B2" office:value-type="string">
            <text:p text:style-name="P15">[<text:span text:style-name="T8">dep</text:span>.<text:span text:style-name="T6">licence</text:span>]</text:p>
          </table:table-cell>
          <table:table-cell table:style-name="Tableau1.C2" office:value-type="string">
            <text:p text:style-name="P16">[<text:span text:style-name="T8">dep</text:span>.depart]</text:p>
          </table:table-cell>
          <table:table-cell table:style-name="Tableau1.D2" office:value-type="string">
            <text:p text:style-name="P16">[<text:span text:style-name="T8">dep</text:span>.date]</text:p>
          </table:table-cell>
          <table:table-cell table:style-name="Tableau1.E2" office:value-type="string">
            <text:p text:style-name="P21">[<text:span text:style-name="T8">dep</text:span>.<text:span text:style-name="T13">distance</text:span>] / [<text:span text:style-name="T8">dep</text:span>.blason]</text:p>
          </table:table-cell>
        </table:table-row>
      </table:table>
      <text:p text:style-name="P8"/>
      <text:p text:style-name="P14">Pourriez-vous, s’il vous plaît, me renvoyer un mail <text:span text:style-name="T4">à l’adresse </text:span><text:a xlink:type="simple" xlink:href="mailto:inscription@csg-tiralarc.fr" text:style-name="Internet_20_link" text:visited-style-name="Visited_20_Internet_20_Link"><text:span text:style-name="T4">inscription@csg-tiralarc.fr</text:span></text:a><text:span text:style-name="T4"> </text:span>pour valider la réception de ce courrier et l’inscription définitive <text:span text:style-name="T4">des membres de mon club </text:span>à votre concours. </text:p>
      <text:p text:style-name="P14">Merci d’avance pour votre action.</text:p>
      <text:p text:style-name="P13">Cordialement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6:32:35.644000000</meta:creation-date>
    <dc:date>2019-04-01T08:55:39.403000000</dc:date>
    <meta:editing-duration>P1DT3H23M31S</meta:editing-duration>
    <meta:editing-cycles>52</meta:editing-cycles>
    <meta:generator>LibreOffice/5.3.0.3$Windows_x86 LibreOffice_project/7074905676c47b82bbcfbea1aeefc84afe1c50e1</meta:generator>
    <meta:document-statistic meta:table-count="2" meta:image-count="0" meta:object-count="0" meta:page-count="1" meta:paragraph-count="22" meta:word-count="100" meta:character-count="735" meta:non-whitespace-character-count="655"/>
  </office:meta>
</office:document-meta>
</file>